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74bd4" officeooo:paragraph-rsid="00174bd4"/>
    </style:style>
    <style:style style:name="P2" style:family="paragraph" style:parent-style-name="Standard">
      <style:paragraph-properties fo:text-align="center" style:justify-single-word="false"/>
      <style:text-properties officeooo:rsid="00174bd4" officeooo:paragraph-rsid="00174bd4"/>
    </style:style>
    <style:style style:name="P3" style:family="paragraph" style:parent-style-name="Standard">
      <style:text-properties officeooo:rsid="00174bd4" officeooo:paragraph-rsid="0018ab21"/>
    </style:style>
    <style:style style:name="P4" style:family="paragraph" style:parent-style-name="Standard">
      <style:text-properties officeooo:rsid="001972be" officeooo:paragraph-rsid="001972be"/>
    </style:style>
    <style:style style:name="P5" style:family="paragraph" style:parent-style-name="Standard">
      <style:text-properties officeooo:rsid="001a64c2" officeooo:paragraph-rsid="001a64c2"/>
    </style:style>
    <style:style style:name="P6" style:family="paragraph" style:parent-style-name="Standard">
      <style:text-properties officeooo:rsid="001a64c2" officeooo:paragraph-rsid="001db598"/>
    </style:style>
    <style:style style:name="P7" style:family="paragraph" style:parent-style-name="Standard">
      <style:text-properties officeooo:rsid="001db598" officeooo:paragraph-rsid="001db598"/>
    </style:style>
    <style:style style:name="P8" style:family="paragraph" style:parent-style-name="Standard">
      <style:text-properties officeooo:rsid="001f1030" officeooo:paragraph-rsid="001f1030"/>
    </style:style>
    <style:style style:name="P9" style:family="paragraph" style:parent-style-name="Standard">
      <style:text-properties officeooo:rsid="0020bf53" officeooo:paragraph-rsid="0020bf53"/>
    </style:style>
    <style:style style:name="P10" style:family="paragraph" style:parent-style-name="Standard">
      <style:text-properties officeooo:rsid="0020bf53" officeooo:paragraph-rsid="0022e7a7"/>
    </style:style>
    <style:style style:name="P11" style:family="paragraph" style:parent-style-name="Standard">
      <style:text-properties officeooo:rsid="002111f2" officeooo:paragraph-rsid="002111f2"/>
    </style:style>
    <style:style style:name="T1" style:family="text">
      <style:text-properties fo:color="#800000"/>
    </style:style>
    <style:style style:name="T2" style:family="text">
      <style:text-properties fo:color="#800000" officeooo:rsid="001db598"/>
    </style:style>
    <style:style style:name="T3" style:family="text">
      <style:text-properties fo:color="#800000" officeooo:rsid="001f1030"/>
    </style:style>
    <style:style style:name="T4" style:family="text">
      <style:text-properties fo:color="#800000" officeooo:rsid="00203b5b"/>
    </style:style>
    <style:style style:name="T5" style:family="text">
      <style:text-properties officeooo:rsid="0018ab21"/>
    </style:style>
    <style:style style:name="T6" style:family="text">
      <style:text-properties officeooo:rsid="001db598"/>
    </style:style>
    <style:style style:name="T7" style:family="text">
      <style:text-properties officeooo:rsid="001f1030"/>
    </style:style>
    <style:style style:name="T8" style:family="text">
      <style:text-properties officeooo:rsid="00203b5b"/>
    </style:style>
    <style:style style:name="T9" style:family="text">
      <style:text-properties officeooo:rsid="0020bf53"/>
    </style:style>
    <style:style style:name="T10" style:family="text">
      <style:text-properties officeooo:rsid="0022e7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mple JQuestions</text:p>
      <text:p text:style-name="P1"/>
      <text:p text:style-name="P1">One line statements:</text:p>
      <text:p text:style-name="P1">1. Print the text: [<text:span text:style-name="T1">Hello World]</text:span> as output to the terminal.</text:p>
      <text:p text:style-name="P1"><text:span text:style-name="T9">--</text:span> System.out.println(“<text:span text:style-name="T1">Hello World</text:span>”);</text:p>
      <text:p text:style-name="P1"><text:span text:style-name="T9">--</text:span> System.out.printf(“<text:span text:style-name="T1">Hello World</text:span>”);</text:p>
      <text:p text:style-name="P1"><text:span text:style-name="T9">--</text:span> System.out.print(“<text:span text:style-name="T1">Hello World</text:span>”);</text:p>
      <text:p text:style-name="P3">2. Invoke the method named [<text:span text:style-name="T1">getthat</text:span>] and use the [<text:span text:style-name="T1">2</text:span>] va<text:span text:style-name="T5">r</text:span>iable arguments: [<text:span text:style-name="T1">x</text:span>],[<text:span text:style-name="T1">y</text:span>].</text:p>
      <text:p text:style-name="P4"><text:span text:style-name="T9">--</text:span> <text:span text:style-name="T1">getthat</text:span>(<text:span text:style-name="T1">x</text:span>,<text:span text:style-name="T1">y</text:span>);</text:p>
      <text:p text:style-name="P4"/>
      <text:p text:style-name="P5">Loop Definitions:</text:p>
      <text:p text:style-name="P5">1. Write a [<text:span text:style-name="T1">for</text:span>] loop that prints [<text:span text:style-name="T1">Hello</text:span>] as output to the terminal [<text:span text:style-name="T1">6</text:span>] times. You may name your own counter variable.<text:span text:style-name="T7"> Separate each print out with a [</text:span><text:span text:style-name="T3">newline character</text:span><text:span text:style-name="T7">].</text:span></text:p>
      <text:p text:style-name="P5"><text:span text:style-name="T9">--</text:span> <text:span text:style-name="T1">for</text:span>(int i = 0; i &lt; <text:span text:style-name="T1">6</text:span>; i++){</text:p>
      <text:p text:style-name="P5"><text:s text:c="6"/>System.out.<text:span text:style-name="T1">println</text:span>("<text:span text:style-name="T1">Hello</text:span>");</text:p>
      <text:p text:style-name="P5"><text:s text:c="3"/>}</text:p>
      <text:p text:style-name="P5"/>
      <text:p text:style-name="P6"><text:span text:style-name="T6">2</text:span>. Write a [<text:span text:style-name="T2">while</text:span>] loop that <text:span text:style-name="T6">invokes the</text:span> [<text:span text:style-name="T2">getthat</text:span>]<text:span text:style-name="T6"> method</text:span> <text:span text:style-name="T6">with no arguments</text:span> [<text:span text:style-name="T2">12</text:span>] times. You <text:span text:style-name="T6">must use the counter variable [</text:span><text:span text:style-name="T2">i]</text:span><text:span text:style-name="T6"> which has been assigned the value of <text:s/>0.</text:span></text:p>
      <text:p text:style-name="P6"><text:span text:style-name="T9">--</text:span> <text:span text:style-name="T2">while</text:span>(i &lt; <text:span text:style-name="T3">12</text:span>){</text:p>
      <text:p text:style-name="P6"><text:s text:c="6"/><text:span text:style-name="T3">getthat</text:span><text:span text:style-name="T7">();</text:span></text:p>
      <text:p text:style-name="P7"><text:s text:c="6"/><text:span text:style-name="T1">i</text:span>++;</text:p>
      <text:p text:style-name="P6"><text:s text:c="3"/>}</text:p>
      <text:p text:style-name="P6"/>
      <text:p text:style-name="P8">Method Definitions:</text:p>
      <text:p text:style-name="P8">1. Define <text:span text:style-name="T8">a public static method</text:span> name<text:span text:style-name="T8">d</text:span> [<text:span text:style-name="T4">calc</text:span><text:span text:style-name="T1">this</text:span>] with <text:span text:style-name="T8">2 [</text:span><text:span text:style-name="T4">integer</text:span><text:span text:style-name="T8">] </text:span>parameters.<text:span text:style-name="T8"> You may name the the parameters. The method must [</text:span><text:span text:style-name="T4">return</text:span><text:span text:style-name="T8">] the [</text:span><text:span text:style-name="T4">product</text:span><text:span text:style-name="T8">] of the integers and it must be an [</text:span><text:span text:style-name="T4">integer</text:span><text:span text:style-name="T8">].</text:span></text:p>
      <text:p text:style-name="P9">-- public static <text:span text:style-name="T1">int</text:span> <text:span text:style-name="T1">calcthis</text:span>(<text:span text:style-name="T1">int</text:span> x, <text:span text:style-name="T1">int</text:span> y){</text:p>
      <text:p text:style-name="P9"><text:s text:c="6"/><text:span text:style-name="T1">return</text:span> (x <text:span text:style-name="T1">*</text:span> y);</text:p>
      <text:p text:style-name="P9"><text:s text:c="3"/>}</text:p>
      <text:p text:style-name="P9"/>
      <text:p text:style-name="P10">2, Define a public static method named [<text:span text:style-name="T1">stringthis</text:span>] with [<text:span text:style-name="T1">3</text:span>] string parameters.<text:span text:style-name="T10"> </text:span>You may name the <text:span text:style-name="T10">parameters</text:span>. <text:s/>The method must NOT return a value. The method must [<text:span text:style-name="T1">print out</text:span>] the concatention of the the strings entered as ar<text:span text:style-name="T10">guments</text:span>.</text:p>
      <text:p text:style-name="P11">-- public static <text:span text:style-name="T1">void</text:span> <text:span text:style-name="T1">stringthis</text:span>(<text:span text:style-name="T1">String</text:span> x, <text:span text:style-name="T1">String</text:span> y, <text:span text:style-name="T1">String</text:span> z){</text:p>
      <text:p text:style-name="P11"><text:s text:c="6"/><text:span text:style-name="T1">System.out.println</text:span>(x +y + z);</text:p>
      <text:p text:style-name="P11"><text:s text:c="3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1:12:08.068659184</meta:creation-date>
    <dc:date>2017-03-03T12:31:38.183254184</dc:date>
    <meta:editing-duration>PT23M7S</meta:editing-duration>
    <meta:editing-cycles>5</meta:editing-cycles>
    <meta:generator>LibreOffice/5.2.5.1$Linux_X86_64 LibreOffice_project/20m0$Build-1</meta:generator>
    <meta:document-statistic meta:table-count="0" meta:image-count="0" meta:object-count="0" meta:page-count="1" meta:paragraph-count="27" meta:word-count="221" meta:character-count="1385" meta:non-whitespace-character-count="1147"/>
  </office:meta>
</office:document-meta>
</file>